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3f266" officeooo:paragraph-rsid="0003f266"/>
    </style:style>
    <style:style style:name="P2" style:family="paragraph" style:parent-style-name="Text_20_body">
      <style:text-properties fo:language="en" fo:country="US" officeooo:rsid="00054052" officeooo:paragraph-rsid="00054052" fo:background-color="#ffff00"/>
    </style:style>
    <style:style style:name="P3" style:family="paragraph" style:parent-style-name="Text_20_body">
      <style:text-properties fo:language="en" fo:country="US" officeooo:rsid="00054052" officeooo:paragraph-rsid="00054052" fo:background-color="transparent"/>
    </style:style>
    <style:style style:name="P4" style:family="paragraph" style:parent-style-name="Text_20_body">
      <style:text-properties fo:language="en" fo:country="US" officeooo:rsid="000666f2" officeooo:paragraph-rsid="000666f2" fo:background-color="transparent"/>
    </style:style>
    <style:style style:name="P5" style:family="paragraph" style:parent-style-name="Text_20_body">
      <style:text-properties fo:language="ru" fo:country="RU" officeooo:rsid="0003f266" officeooo:paragraph-rsid="0003f266"/>
    </style:style>
    <style:style style:name="P6" style:family="paragraph" style:parent-style-name="Text_20_body">
      <style:text-properties fo:language="ru" fo:country="RU" officeooo:rsid="00054052" officeooo:paragraph-rsid="00054052"/>
    </style:style>
    <style:style style:name="P7" style:family="paragraph" style:parent-style-name="Text_20_body">
      <style:text-properties fo:language="ru" fo:country="RU" officeooo:rsid="000666f2" officeooo:paragraph-rsid="000666f2" fo:background-color="transparent"/>
    </style:style>
    <style:style style:name="P8" style:family="paragraph" style:parent-style-name="Title">
      <style:text-properties fo:language="en" fo:country="US" officeooo:rsid="0003f266" officeooo:paragraph-rsid="0003f26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f266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54052"/>
    </style:style>
    <style:style style:name="T5" style:family="text">
      <style:text-properties officeooo:rsid="000540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PA</text:p>
      <text:p text:style-name="P5">Описание основных принципов и подходов к орм<text:span text:style-name="T1"> </text:span></text:p>
      <text:p text:style-name="P5">Рассматриваем в основном <text:span text:style-name="T1">hibernate</text:span></text:p>
      <text:p text:style-name="P5"><text:span text:style-name="T1">@entity </text:span></text:p>
      <text:p text:style-name="P5"><text:span text:style-name="T1"/></text:p>
      <text:p text:style-name="P5">обычные поля</text:p>
      <text:p text:style-name="P1">@Column</text:p>
      <text:p text:style-name="P1"/>
      <text:p text:style-name="P5">для связок</text:p>
      <text:p text:style-name="P1">@ManyToOne</text:p>
      <text:p text:style-name="P1">@OneToMany</text:p>
      <text:p text:style-name="P1">@ManyToMany</text:p>
      <text:p text:style-name="P1">@OneToOne</text:p>
      <text:p text:style-name="P5">2 вида подгрузки (<text:span text:style-name="T1">fetch=FetchType.Lazy </text:span>эта свзяка не будет подгружаться каждый раз а только после <text:span text:style-name="T1">get) FetchType.Eager </text:span>подтягивает всегда <text:span text:style-name="T1">(</text:span>игорь)</text:p>
      <text:p text:style-name="P5">для идентификаторов</text:p>
      <text:p text:style-name="P1">@Id</text:p>
      <text:p text:style-name="P1"/>
      <text:p text:style-name="P1">EntityManager <text:s/><text:span text:style-name="T4">(не привязан к </text:span><text:span text:style-name="T5">hibernate)</text:span></text:p>
      <text:p text:style-name="P1"><text:tab/><text:span text:style-name="T3">сохранение в бд</text:span></text:p>
      <text:p text:style-name="P1"><text:span text:style-name="T3"><text:tab/>скачивание из бд</text:span></text:p>
      <text:p text:style-name="P1"><text:span text:style-name="T3"><text:tab/>получение списка</text:span></text:p>
      <text:p text:style-name="P1">Session <text:span text:style-name="T5">(</text:span><text:span text:style-name="T4">привязан к </text:span><text:span text:style-name="T5">hibernate)</text:span></text:p>
      <text:p text:style-name="P1"/>
      <text:p text:style-name="P6">Проксирование</text:p>
      <text:p text:style-name="P1"><text:tab/><text:span text:style-name="T4">В реальности мы получаем не сам объект а прокси (для ленивой загрузки)</text:span></text:p>
      <text:p text:style-name="P1"><text:span text:style-name="T4"><text:tab/>Поэтому </text:span><text:span text:style-name="T5">entity </text:span><text:span text:style-name="T4">не должны уходить дальше </text:span><text:span text:style-name="T5">DAO</text:span></text:p>
      <text:p text:style-name="P1"/>
      <text:p text:style-name="P2">ORICA</text:p>
      <text:p text:style-name="P3"/>
      <text:p text:style-name="P7"><text:soft-page-break/>критерий <text:span text:style-name="T1">API </text:span></text:p>
      <text:p text:style-name="P7"><text:span text:style-name="T1"><text:tab/></text:span>позволяет объектно безопасно работать, проверять запросы при компиляции</text:p>
      <text:p text:style-name="P7"/>
      <text:p text:style-name="P4">Hibernate <text:span text:style-name="T3">кэш </text:span></text:p>
      <text:p text:style-name="P4"><text:span text:style-name="T3"><text:tab/>основные проблемы </text:span></text:p>
      <text:p text:style-name="P4"><text:span text:style-name="T3"><text:tab/><text:tab/>размеры</text:span></text:p>
      <text:p text:style-name="P4"><text:span text:style-name="T3"><text:tab/><text:tab/>надежность данных</text:span></text:p>
      <text:p text:style-name="P4"><text:span text:style-name="T3"><text:tab/>частичное решение</text:span></text:p>
      <text:p text:style-name="P4"><text:span text:style-name="T3"><text:tab/><text:tab/>время жизни элемента</text:span></text:p>
      <text:p text:style-name="P4"><text:span text:style-name="T3"><text:tab/><text:tab/>алгоритмы вытеснения</text:span></text:p>
      <text:p text:style-name="P4"><text:span text:style-name="T3">3 уровня кэширования</text:span></text:p>
      <text:p text:style-name="P4"><text:span text:style-name="T3"><text:tab/>уровень 1: сессии (по умолчанию включен всегда)</text:span></text:p>
      <text:p text:style-name="P4"><text:span text:style-name="T3"><text:tab/><text:tab/>в рамках 1 сессии на 1 объект запрос будет только 1</text:span></text:p>
      <text:p text:style-name="P4"><text:span text:style-name="T3"><text:tab/>уровень 2: </text:span>session factory<text:span text:style-name="T3"> (по умолчанию выключен)</text:span></text:p>
      <text:p text:style-name="P4"><text:span text:style-name="T3"><text:tab/>уровень 3: кэш запросов(по умолчанию выключен)</text:span></text:p>
      <text:p text:style-name="P4"><text:span text:style-name="T3"/></text:p>
      <text:p text:style-name="P4"><text:span text:style-name="T3"/></text:p>
      <text:p text:style-name="P4"><text:span text:style-name="T3">1)Предоставить метаинформацию</text:span></text:p>
      <text:p text:style-name="P4"><text:span text:style-name="T3">2)Подключить реализацию (например </text:span>hibernate)</text:p>
      <text:p text:style-name="P7">3)Сконфигурировать <text:span text:style-name="T2">EntityManager</text:span><text:span text:style-name="T1"> </text:span>(<text:span text:style-name="T1">persistance.xml)</text:span></text:p>
      <text:p text:style-name="P7">4)Получить <text:span text:style-name="T2">EntityManager </text:span>и использов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9:05:36.381000000</meta:creation-date>
    <meta:generator>LibreOffice/5.2.2.2$Windows_x86 LibreOffice_project/8f96e87c890bf8fa77463cd4b640a2312823f3ad</meta:generator>
    <dc:date>2016-11-07T12:01:23.216000000</dc:date>
    <meta:editing-duration>PT2H23M49S</meta:editing-duration>
    <meta:editing-cycles>1</meta:editing-cycles>
    <meta:document-statistic meta:table-count="0" meta:image-count="0" meta:object-count="0" meta:page-count="2" meta:paragraph-count="41" meta:word-count="153" meta:character-count="1168" meta:non-whitespace-character-count="1029"/>
  </office:meta>
</office:document-meta>
</file>